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8">
      <style:paragraph-properties fo:margin-top="0cm" fo:margin-bottom="0cm" style:contextual-spacing="false"/>
    </style:style>
    <style:style style:name="P10" style:family="paragraph" style:parent-style-name="Text_20_body" style:list-style-name="L9">
      <style:paragraph-properties fo:margin-top="0cm" fo:margin-bottom="0cm" style:contextual-spacing="false"/>
    </style:style>
    <style:style style:name="P11" style:family="paragraph" style:parent-style-name="Text_20_body" style:list-style-name="L10">
      <style:paragraph-properties fo:margin-top="0cm" fo:margin-bottom="0cm" style:contextual-spacing="false"/>
    </style:style>
    <style:style style:name="P12" style:family="paragraph" style:parent-style-name="Text_20_body" style:list-style-name="L11">
      <style:paragraph-properties fo:margin-top="0cm" fo:margin-bottom="0cm" style:contextual-spacing="false"/>
    </style:style>
    <style:style style:name="P13" style:family="paragraph" style:parent-style-name="Text_20_body" style:list-style-name="L12">
      <style:paragraph-properties fo:margin-top="0cm" fo:margin-bottom="0cm" style:contextual-spacing="false"/>
    </style:style>
    <style:style style:name="P14" style:family="paragraph" style:parent-style-name="Text_20_body" style:list-style-name="L13">
      <style:paragraph-properties fo:margin-top="0cm" fo:margin-bottom="0cm" style:contextual-spacing="false"/>
    </style:style>
    <style:style style:name="P15" style:family="paragraph" style:parent-style-name="Text_20_body" style:list-style-name="L14">
      <style:paragraph-properties fo:margin-top="0cm" fo:margin-bottom="0cm" style:contextual-spacing="false"/>
    </style:style>
    <style:style style:name="P16" style:family="paragraph" style:parent-style-name="Text_20_body" style:list-style-name="L1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Introduction - Games for a Read / Write world.</text:p>
      <text:list text:style-name="L1">
        <text:list-item>
          <text:p text:style-name="P2"><text:a xlink:type="simple" xlink:href="#introduction---games-for-a-read-write-world." text:style-name="Internet_20_link" text:visited-style-name="Visited_20_Internet_20_Link"><text:span text:style-name="Definition">Introduction - “Games for a Read / Write World.”</text:span></text:a></text:p>
          <text:list text:style-name="L2">
            <text:list-item>
              <text:p text:style-name="P3"><text:a xlink:type="simple" xlink:href="#a-study-of-the-cultural-and-interpersonal-dimensions-and-evolving-tool-use-of-an-emerging-community-of-families-coding-digital-games-together." text:style-name="Internet_20_link" text:visited-style-name="Visited_20_Internet_20_Link"><text:span text:style-name="Definition">A study of the cultural and interpersonal dimensions and evolving tool use of an emerging community of families coding digital games together.</text:span></text:a></text:p>
            </text:list-item>
            <text:list-item>
              <text:p text:style-name="P3"><text:a xlink:type="simple" xlink:href="#abstract" text:style-name="Internet_20_link" text:visited-style-name="Visited_20_Internet_20_Link"><text:span text:style-name="Definition">Abstract</text:span></text:a></text:p>
              <text:list text:style-name="L3">
                <text:list-item>
                  <text:p text:style-name="P4"><text:a xlink:type="simple" xlink:href="#research-questions---july-2024" text:style-name="Internet_20_link" text:visited-style-name="Visited_20_Internet_20_Link"><text:span text:style-name="Definition">Research Questions - July 2024</text:span></text:a></text:p>
                </text:list-item>
              </text:list>
            </text:list-item>
            <text:list-item>
              <text:p text:style-name="P3"><text:a xlink:type="simple" xlink:href="#background-to-the-thesis" text:style-name="Internet_20_link" text:visited-style-name="Visited_20_Internet_20_Link"><text:span text:style-name="Definition">1. Background to the thesis</text:span></text:a></text:p>
              <text:list text:style-name="L4">
                <text:list-item>
                  <text:p text:style-name="P5"><text:a xlink:type="simple" xlink:href="#an-introduction-to-research-on-digital-game-making" text:style-name="Internet_20_link" text:visited-style-name="Visited_20_Internet_20_Link"><text:span text:style-name="Definition">An introduction to research on digital game making</text:span></text:a></text:p>
                </text:list-item>
                <text:list-item>
                  <text:p text:style-name="P5"><text:a xlink:type="simple" xlink:href="#personal-context-and-motivation-for-undertaking-this-study" text:style-name="Internet_20_link" text:visited-style-name="Visited_20_Internet_20_Link"><text:span text:style-name="Definition">Personal context and motivation for undertaking this study</text:span></text:a></text:p>
                </text:list-item>
                <text:list-item>
                  <text:p text:style-name="P5"><text:a xlink:type="simple" xlink:href="#connecting-my-experience-to-broader-research-themes" text:style-name="Internet_20_link" text:visited-style-name="Visited_20_Internet_20_Link"><text:span text:style-name="Definition">Connecting my experience to broader research themes</text:span></text:a></text:p>
                </text:list-item>
              </text:list>
            </text:list-item>
            <text:list-item>
              <text:p text:style-name="P3"><text:a xlink:type="simple" xlink:href="#context" text:style-name="Internet_20_link" text:visited-style-name="Visited_20_Internet_20_Link"><text:span text:style-name="Definition">2. Context</text:span></text:a></text:p>
              <text:list text:style-name="L5">
                <text:list-item>
                  <text:p text:style-name="P6"><text:a xlink:type="simple" xlink:href="#context-of-school-based-computing-education-and-game-making" text:style-name="Internet_20_link" text:visited-style-name="Visited_20_Internet_20_Link"><text:span text:style-name="Definition">Context of School based computing education and game making</text:span></text:a></text:p>
                </text:list-item>
                <text:list-item>
                  <text:p text:style-name="P6"><text:a xlink:type="simple" xlink:href="#context-of-game-making-and-wider-digital-making-and-culture-home-and-informal-settings" text:style-name="Internet_20_link" text:visited-style-name="Visited_20_Internet_20_Link"><text:span text:style-name="Definition">Context of game making and wider digital making and culture home and informal settings</text:span></text:a></text:p>
                  <text:list text:style-name="L6">
                    <text:list-item>
                      <text:p text:style-name="P7"><text:a xlink:type="simple" xlink:href="#home-education-settings-as-a-site-of-research" text:style-name="Internet_20_link" text:visited-style-name="Visited_20_Internet_20_Link"><text:span text:style-name="Definition">Home education settings as a site of research</text:span></text:a></text:p>
                    </text:list-item>
                  </text:list>
                </text:list-item>
                <text:list-item>
                  <text:p text:style-name="P6"><text:a xlink:type="simple" xlink:href="#overview-of-barriers-to-game-making-which-apply-to-both-formal-and-non-formal-environments" text:style-name="Internet_20_link" text:visited-style-name="Visited_20_Internet_20_Link"><text:span text:style-name="Definition">Overview of barriers to game making which apply to both formal and non-formal environments</text:span></text:a></text:p>
                </text:list-item>
              </text:list>
            </text:list-item>
            <text:list-item>
              <text:p text:style-name="P3"><text:a xlink:type="simple" xlink:href="#research-objectives-and-questions" text:style-name="Internet_20_link" text:visited-style-name="Visited_20_Internet_20_Link"><text:span text:style-name="Definition">3. Research objectives and questions</text:span></text:a></text:p>
              <text:list text:style-name="L7">
                <text:list-item>
                  <text:p text:style-name="P8"><text:a xlink:type="simple" xlink:href="#research-objectives-recap-of-motivation" text:style-name="Internet_20_link" text:visited-style-name="Visited_20_Internet_20_Link"><text:span text:style-name="Definition">Research objectives &amp; Recap of motivation</text:span></text:a></text:p>
                </text:list-item>
                <text:list-item>
                  <text:p text:style-name="P8"><text:a xlink:type="simple" xlink:href="#research-questions---july-2024-1" text:style-name="Internet_20_link" text:visited-style-name="Visited_20_Internet_20_Link"><text:span text:style-name="Definition">Research Questions - July 2024</text:span></text:a></text:p>
                </text:list-item>
                <text:list-item>
                  <text:p text:style-name="P8"><text:a xlink:type="simple" xlink:href="#wider-implications-and-applications-of-the-research" text:style-name="Internet_20_link" text:visited-style-name="Visited_20_Internet_20_Link"><text:span text:style-name="Definition">Wider implications and applications of the research</text:span></text:a></text:p>
                </text:list-item>
              </text:list>
            </text:list-item>
            <text:list-item>
              <text:p text:style-name="P3"><text:a xlink:type="simple" xlink:href="#introduction-to-theoretical-framework" text:style-name="Internet_20_link" text:visited-style-name="Visited_20_Internet_20_Link"><text:span text:style-name="Definition">4. Introduction to theoretical framework</text:span></text:a></text:p>
              <text:list text:style-name="L8">
                <text:list-item>
                  <text:p text:style-name="P9"><text:a xlink:type="simple" xlink:href="#cultural-historical-activity-theory" text:style-name="Internet_20_link" text:visited-style-name="Visited_20_Internet_20_Link"><text:span text:style-name="Definition">Cultural historical activity theory</text:span></text:a></text:p>
                  <text:list text:style-name="L9">
                    <text:list-item>
                      <text:p text:style-name="P10"><text:a xlink:type="simple" xlink:href="#why-activity-theory-and-not-constructionism" text:style-name="Internet_20_link" text:visited-style-name="Visited_20_Internet_20_Link"><text:span text:style-name="Definition">Why activity theory and not constructionism</text:span></text:a></text:p>
                    </text:list-item>
                  </text:list>
                </text:list-item>
                <text:list-item>
                  <text:p text:style-name="P9"><text:a xlink:type="simple" xlink:href="#on-agency" text:style-name="Internet_20_link" text:visited-style-name="Visited_20_Internet_20_Link"><text:span text:style-name="Definition">On Agency</text:span></text:a></text:p>
                </text:list-item>
                <text:list-item>
                  <text:p text:style-name="P9"><text:a xlink:type="simple" xlink:href="#on-design-based-research-dbr" text:style-name="Internet_20_link" text:visited-style-name="Visited_20_Internet_20_Link"><text:span text:style-name="Definition">On Design-based research (DBR)</text:span></text:a></text:p>
                </text:list-item>
              </text:list>
            </text:list-item>
            <text:list-item>
              <text:p text:style-name="P3"><text:a xlink:type="simple" xlink:href="#the-significance-of-the-thesis-and-its-limitations" text:style-name="Internet_20_link" text:visited-style-name="Visited_20_Internet_20_Link"><text:span text:style-name="Definition">5. The significance of the thesis and its limitations</text:span></text:a></text:p>
              <text:list text:style-name="L10">
                <text:list-item>
                  <text:p text:style-name="P11"><text:a xlink:type="simple" xlink:href="#the-challenge-of-maintaining-focus-in-this-phd-process" text:style-name="Internet_20_link" text:visited-style-name="Visited_20_Internet_20_Link"><text:span text:style-name="Definition">The challenge of maintaining focus in this PhD process</text:span></text:a></text:p>
                </text:list-item>
                <text:list-item>
                  <text:p text:style-name="P11"><text:a xlink:type="simple" xlink:href="#gaps-in-existing-research-contribution-to-knowledge-of-this-thesis" text:style-name="Internet_20_link" text:visited-style-name="Visited_20_Internet_20_Link"><text:span text:style-name="Definition">Gaps in existing research / Contribution to knowledge of this thesis</text:span></text:a></text:p>
                  <text:list text:style-name="L11">
                    <text:list-item>
                      <text:p text:style-name="P12"><text:a xlink:type="simple" xlink:href="#new-research-for-new-tools-and-approaches" text:style-name="Internet_20_link" text:visited-style-name="Visited_20_Internet_20_Link"><text:span text:style-name="Definition">New research for new tools and approaches</text:span></text:a></text:p>
                    </text:list-item>
                    <text:list-item>
                      <text:p text:style-name="P12"><text:a xlink:type="simple" xlink:href="#focus-on-community-building" text:style-name="Internet_20_link" text:visited-style-name="Visited_20_Internet_20_Link"><text:span text:style-name="Definition">Focus on community building</text:span></text:a></text:p>
                    </text:list-item>
                    <text:list-item>
                      <text:p text:style-name="P12"><text:a xlink:type="simple" xlink:href="#cultural-methodology-using-chat-360---really" text:style-name="Internet_20_link" text:visited-style-name="Visited_20_Internet_20_Link"><text:span text:style-name="Definition">Cultural methodology using CHAT &amp; 360 - really?</text:span></text:a></text:p>
                    </text:list-item>
                  </text:list>
                </text:list-item>
                <text:list-item>
                  <text:p text:style-name="P11"><text:a xlink:type="simple" xlink:href="#limitations-of-this-thesis" text:style-name="Internet_20_link" text:visited-style-name="Visited_20_Internet_20_Link"><text:span text:style-name="Definition">Limitations of this thesis</text:span></text:a></text:p>
                  <text:list text:style-name="L12">
                    <text:list-item>
                      <text:p text:style-name="P13"><text:a xlink:type="simple" xlink:href="#application-of-resulting-pedagogy-to-other-domains" text:style-name="Internet_20_link" text:visited-style-name="Visited_20_Internet_20_Link"><text:span text:style-name="Definition">Application of resulting pedagogy to other domains</text:span></text:a></text:p>
                    </text:list-item>
                  </text:list>
                </text:list-item>
              </text:list>
            </text:list-item>
            <text:list-item>
              <text:p text:style-name="P3"><text:a xlink:type="simple" xlink:href="#chapter-outline-of-the-study" text:style-name="Internet_20_link" text:visited-style-name="Visited_20_Internet_20_Link"><text:span text:style-name="Definition">6. Chapter outline of the study</text:span></text:a></text:p>
              <text:list text:style-name="L13">
                <text:list-item>
                  <text:p text:style-name="P14"><text:a xlink:type="simple" xlink:href="#link-to-next-chapter" text:style-name="Internet_20_link" text:visited-style-name="Visited_20_Internet_20_Link"><text:span text:style-name="Definition">7. Link to next chapter</text:span></text:a></text:p>
                </text:list-item>
              </text:list>
            </text:list-item>
            <text:list-item>
              <text:p text:style-name="P3"><text:a xlink:type="simple" xlink:href="#holding-zone---drop-or-move" text:style-name="Internet_20_link" text:visited-style-name="Visited_20_Internet_20_Link"><text:span text:style-name="Definition">Holding Zone - Drop or Move</text:span></text:a></text:p>
            </text:list-item>
            <text:list-item>
              <text:p text:style-name="P3"><text:a xlink:type="simple" xlink:href="#links" text:style-name="Internet_20_link" text:visited-style-name="Visited_20_Internet_20_Link"><text:span text:style-name="Definition">Links</text:span></text:a></text:p>
            </text:list-item>
          </text:list>
        </text:list-item>
      </text:list>
      <text:h text:style-name="Heading_20_1" text:outline-level="1"><text:bookmark-start text:name="introduction---games-for-a-read-write-world."/><text:soft-page-break/>Introduction - “Games for a Read / Write World.”<text:bookmark-end text:name="introduction---games-for-a-read-write-world."/></text:h>
      <text:h text:style-name="Heading_20_3" text:outline-level="3"><text:bookmark-start text:name="a-study-of-the-cultural-and-interpersonal-dimensions-and-evolving-tool-use-of-an-emerging-community-of-families-coding-digital-games-together."/>A study of the cultural and interpersonal dimensions and evolving tool use of an emerging community of families coding digital games together.<text:bookmark-end text:name="a-study-of-the-cultural-and-interpersonal-dimensions-and-evolving-tool-use-of-an-emerging-community-of-families-coding-digital-games-together."/></text:h>
      <text:p text:style-name="First_20_paragraph">Author Mick Chesterman</text:p>
      <text:h text:style-name="Heading_20_2" text:outline-level="2"><text:bookmark-start text:name="abstract"/>Abstract<text:bookmark-end text:name="abstract"/></text:h>
      <text:p text:style-name="First_20_paragraph">To come - for now see outline of thesis at the end of chapter</text:p>
      <text:h text:style-name="Heading_20_3" text:outline-level="3"><text:bookmark-start text:name="research-questions---july-2024"/>Research Questions - July 2024<text:bookmark-end text:name="research-questions---july-2024"/></text:h>
      <text:list text:style-name="L14">
        <text:list-item>
          <text:p text:style-name="P15">What contradictions arose in participation in this research’s game coding processes and what pedagogical tools and processes are available to address these contradictions?</text:p>
        </text:list-item>
        <text:list-item>
          <text:p text:style-name="P15">How can game design patterns support the development of computational fluency in novices?</text:p>
        </text:list-item>
        <text:list-item>
          <text:p text:style-name="P15">How can learners build agency in an evolving community of game makers?</text:p>
        </text:list-item>
      </text:list>
      <text:h text:style-name="Heading_20_2" text:outline-level="2"><text:bookmark-start text:name="background-to-the-thesis"/>1. Background to the thesis<text:bookmark-end text:name="background-to-the-thesis"/></text:h>
      <text:p text:style-name="First_20_paragraph">We live in a society where digital technology is increasingly used in work and home-life in increasingly complex and prevalent ways. Sophisticated media production and delivery systems, often driven by algorithmically generated suggestions which may lead to a more passive consumption of media and reduced critical engagement with content. Convenience and automation of tasks in the form of commercial software services and AI can foster passivity can diminish critical thinking skills and make individuals overly reliant on technology.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h text:style-name="Heading_20_3" text:outline-level="3"><text:bookmark-start text:name="an-introduction-to-research-on-digital-game-making"/>An introduction to research on digital game making<text:bookmark-end text:name="an-introduction-to-research-on-digital-game-making"/></text:h>
      <text:p text:style-name="First_20_paragraph">While much research on digital game making focuses on its educational benefits for subjects like mathematics and science, as well as enhancing coding skills <text:reference-mark-start text:name="ZOTERO_ITEM CSL_CITATION {&quot;citationID&quot;:&quot;kuuxfith&quot;,&quot;properties&quot;:{&quot;formattedCitation&quot;:&quot;(Kafai and Vasudevan, 2015)&quot;,&quot;plainCitation&quot;:&quot;(Kafai and Vasudevan, 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yKodOeCGjE"/>(Kafai and Vasudevan, 2015)<text:reference-mark-end text:name="ZOTERO_ITEM CSL_CITATION {&quot;citationID&quot;:&quot;kuuxfith&quot;,&quot;properties&quot;:{&quot;formattedCitation&quot;:&quot;(Kafai and Vasudevan, 2015)&quot;,&quot;plainCitation&quot;:&quot;(Kafai and Vasudevan, 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yKodOeCGjE"/>, there is also a diverse range of motivations behind game making, including critical making and empowerment. This study stands as a small contribution to a more inclusive approach to technology development, moving beyond a future dictated by a technological elite to one shaped by a broadly informed society.</text:p>
      <text:p text:style-name="Text_20_body">In this thesis, I explore digital game making as a vehicle to develop to computational fluency and participation in coding community practices. While this thesis covers practical process of <text:soft-page-break/>learning to code, it also addresses aspects of game making more to do with the overall expressive value of digital media. To serve this exploration the concept of computational fluency, is used as a guiding principle throughout the thesis. The term communicates ‘not only an understanding of computational concepts and problem-solving strategies, but also the ability to create and express oneself with digital technologies’ <text:reference-mark-start text:name="ZOTERO_ITEM CSL_CITATION {&quot;citationID&quot;:&quot;pagduekd&quot;,&quot;properties&quot;:{&quot;formattedCitation&quot;:&quot;(Resnick, 2018)&quot;,&quot;plainCitation&quot;:&quot;(Resnick, 2018)&quot;,&quot;noteIndex&quot;:0},&quot;citationItems&quot;:[{&quot;id&quot;:9564,&quot;uris&quot;:[&quot;http://zotero.org/users/1913249/items/F8L86H5C&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schema&quot;:&quot;https://github.com/citation-style-language/schema/raw/master/csl-citation.json&quot;} RND5pobp60Zgx"/>(Resnick, 2018)<text:reference-mark-end text:name="ZOTERO_ITEM CSL_CITATION {&quot;citationID&quot;:&quot;pagduekd&quot;,&quot;properties&quot;:{&quot;formattedCitation&quot;:&quot;(Resnick, 2018)&quot;,&quot;plainCitation&quot;:&quot;(Resnick, 2018)&quot;,&quot;noteIndex&quot;:0},&quot;citationItems&quot;:[{&quot;id&quot;:9564,&quot;uris&quot;:[&quot;http://zotero.org/users/1913249/items/F8L86H5C&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schema&quot;:&quot;https://github.com/citation-style-language/schema/raw/master/csl-citation.json&quot;} RND5pobp60Zgx"/>. For Resnick fluently, whether with writing or coding, helps develop your thinking, voice, and identity <text:reference-mark-start text:name="ZOTERO_ITEM CSL_CITATION {&quot;citationID&quot;:&quot;zhunukxh&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KJE7BpduzB"/>(Resnick, 2017)<text:reference-mark-end text:name="ZOTERO_ITEM CSL_CITATION {&quot;citationID&quot;:&quot;zhunukxh&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KJE7BpduzB"/>. Resnick’s aim here is to critique formulaic and instruction based computing education <text:reference-mark-start text:name="ZOTERO_ITEM CSL_CITATION {&quot;citationID&quot;:&quot;jbalbgzx&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iZZL4qZO03"/>(Resnick and Rusk, 2020)<text:reference-mark-end text:name="ZOTERO_ITEM CSL_CITATION {&quot;citationID&quot;:&quot;jbalbgzx&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iZZL4qZO03"/>.</text:p>
      <text:p text:style-name="Text_20_body">The refocusing of the UK curriculum and supporting exams in the area of digital education towards a more abstract approach to computer science concepts over a skills based production have caused concerns. Kemp and colleagues’(<text:span text:style-name="T1">kemp_future_2024?</text:span>) recent report on the future of computing education note the decreasing take up of computing by girls and those in lower socio-economic areas and an increasingly unequal offer of digital based exams to students. One of the recommendations of this report is to offer move informal digital making and project work involving coding as an inclusive practice.</text:p>
      <text:p text:style-name="Text_20_body">Game playing practices and the opportunities provided by participation in wider communities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elwvifxj&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6enGvFSFcs"/>(Boyle and Kao, 2017)<text:reference-mark-end text:name="ZOTERO_ITEM CSL_CITATION {&quot;citationID&quot;:&quot;elwvifxj&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6enGvFSFcs"/>.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xmfyxdwq&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VXs1QiFfu6"/>(Garda, 2014)<text:reference-mark-end text:name="ZOTERO_ITEM CSL_CITATION {&quot;citationID&quot;:&quot;xmfyxdwq&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VXs1QiFfu6"/>.</text:p>
      <text:p text:style-name="Text_20_body">Thus the process of coding retro games lies at a confluence of diverse contexts, motivations and possibilities. My study, in part, asks how the motivational and navigational affordances of enthusiast game making communities can be brought into more structured educational environments. To answer this question theoretical and practical understandings of the development of agency in the participation in informal community-based projects are of value. The next section begins to explain my personal interest in this dimension of the study through a brief exploration of my involvement in project-based approaches in digital media education and campaigning contexts.</text:p>
      <text:h text:style-name="Heading_20_3" text:outline-level="3"><text:bookmark-start text:name="personal-context-and-motivation-for-undertaking-this-study"/>Personal context and motivation for undertaking this study<text:bookmark-end text:name="personal-context-and-motivation-for-undertaking-this-study"/></text:h>
      <text:p text:style-name="First_20_paragraph">My journey into the world of technology and education began in the 1990s, when I was actively involved in organizing and promoting unlicensed music events and festivals. Email and websites became important tools in this process, and I was an enthusiast early adopter of these technologies. In in the mid-nineties, when I first started publishing websites, the internet appeared almost free of corporate messages. It was a space for oddballs, niche enthusiasts and activists. In the 2000s, my focus shifted towards environmental activism, migrant rights and left-libertarian protests against unaccountable global institutions like the WTO, IMF, and G8. I used film screenings and music events for outreach and email lists, websites and wikis as organising tools. My work with Undercurrents, a video activism magasine, involved digitising their VHS <text:soft-page-break/>content for online distribution <text:reference-mark-start text:name="ZOTERO_ITEM CSL_CITATION {&quot;citationID&quot;:&quot;kexcdmtz&quot;,&quot;properties&quot;:{&quot;formattedCitation&quot;:&quot;(Heritage, 2008)&quot;,&quot;plainCitation&quot;:&quot;(Heritage, 2008)&quot;,&quot;noteIndex&quot;:0},&quot;citationItems&quot;:[{&quot;id&quot;:9561,&quot;uris&quot;:[&quot;http://zotero.org/users/1913249/items/B7IB82YV&quot;,[&quot;http://zotero.org/users/1913249/items/B7IB82YV&quot;]],&quot;itemData&quot;:{&quot;id&quot;:9561,&quot;type&quot;:&quot;chapter&quot;,&quot;container-title&quot;:&quot;Alternative Media and the Politics of Resistance: Perspectives and Challenges. Ljublana: Peace Institute&quot;,&quot;event-place&quot;:&quot;Ljubljana&quot;,&quot;ISBN&quot;:&quot;978-961-6455-52-7&quot;,&quot;note&quot;:&quot;Citation Key: heritage2008video&quot;,&quot;page&quot;:&quot;139–161&quot;,&quot;publisher&quot;:&quot;Peace Institute&quot;,&quot;publisher-place&quot;:&quot;Ljubljana&quot;,&quot;title&quot;:&quot;Video-activist citizenship and the undercurrents media project: a british case-study in alternative media&quot;,&quot;author&quot;:[{&quot;family&quot;:&quot;Heritage&quot;,&quot;given&quot;:&quot;Ruth&quot;}],&quot;issued&quot;:{&quot;date-parts&quot;:[[&quot;2008&quot;]]},&quot;citation-key&quot;:&quot;heritage2008video&quot;},&quot;prefix&quot;:&quot;&quot;,&quot;suffix&quot;:&quot;&quot;}],&quot;schema&quot;:&quot;https://github.com/citation-style-language/schema/raw/master/csl-citation.json&quot;} RNDWRGTH6tQZM"/>(Heritage, 2008)<text:reference-mark-end text:name="ZOTERO_ITEM CSL_CITATION {&quot;citationID&quot;:&quot;kexcdmtz&quot;,&quot;properties&quot;:{&quot;formattedCitation&quot;:&quot;(Heritage, 2008)&quot;,&quot;plainCitation&quot;:&quot;(Heritage, 2008)&quot;,&quot;noteIndex&quot;:0},&quot;citationItems&quot;:[{&quot;id&quot;:9561,&quot;uris&quot;:[&quot;http://zotero.org/users/1913249/items/B7IB82YV&quot;,[&quot;http://zotero.org/users/1913249/items/B7IB82YV&quot;]],&quot;itemData&quot;:{&quot;id&quot;:9561,&quot;type&quot;:&quot;chapter&quot;,&quot;container-title&quot;:&quot;Alternative Media and the Politics of Resistance: Perspectives and Challenges. Ljublana: Peace Institute&quot;,&quot;event-place&quot;:&quot;Ljubljana&quot;,&quot;ISBN&quot;:&quot;978-961-6455-52-7&quot;,&quot;note&quot;:&quot;Citation Key: heritage2008video&quot;,&quot;page&quot;:&quot;139–161&quot;,&quot;publisher&quot;:&quot;Peace Institute&quot;,&quot;publisher-place&quot;:&quot;Ljubljana&quot;,&quot;title&quot;:&quot;Video-activist citizenship and the undercurrents media project: a british case-study in alternative media&quot;,&quot;author&quot;:[{&quot;family&quot;:&quot;Heritage&quot;,&quot;given&quot;:&quot;Ruth&quot;}],&quot;issued&quot;:{&quot;date-parts&quot;:[[&quot;2008&quot;]]},&quot;citation-key&quot;:&quot;heritage2008video&quot;},&quot;prefix&quot;:&quot;&quot;,&quot;suffix&quot;:&quot;&quot;}],&quot;schema&quot;:&quot;https://github.com/citation-style-language/schema/raw/master/csl-citation.json&quot;} RNDWRGTH6tQZM"/>. Through Undercurrents, I connected with a broader network of media and internet activists associated with the Indymedia project <text:reference-mark-start text:name="ZOTERO_ITEM CSL_CITATION {&quot;citationID&quot;:&quot;tduetbyb&quot;,&quot;properties&quot;:{&quot;formattedCitation&quot;:&quot;(Pickard, 2006)&quot;,&quot;plainCitation&quot;:&quot;(Pickard, 2006)&quot;,&quot;noteIndex&quot;:0},&quot;citationItems&quot;:[{&quot;id&quot;:9434,&quot;uris&quot;:[&quot;http://zotero.org/users/1913249/items/Z2VEYGGL&quot;,[&quot;http://zotero.org/users/1913249/items/Z2VEYGGL&quot;]],&quot;itemData&quot;:{&quot;id&quot;:9434,&quot;type&quot;:&quot;article-journal&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ontainer-title&quot;:&quot;Media, Culture &amp; Society&quot;,&quot;DOI&quot;:&quot;10.1177/0163443706061685&quot;,&quot;ISSN&quot;:&quot;0163-4437, 1460-3675&quot;,&quot;issue&quot;:&quot;3&quot;,&quot;journalAbbreviation&quot;:&quot;Media, Culture &amp; Society&quot;,&quot;language&quot;:&quot;en&quot;,&quot;page&quot;:&quot;315-336&quot;,&quot;source&quot;:&quot;DOI.org (Crossref)&quot;,&quot;title&quot;:&quot;United yet autonomous: Indymedia and the struggle to sustain a radical democratic network&quot;,&quot;title-short&quot;:&quot;United yet autonomous&quot;,&quot;URL&quot;:&quot;http://journals.sagepub.com/doi/10.1177/0163443706061685&quot;,&quot;volume&quot;:&quot;28&quot;,&quot;author&quot;:[{&quot;family&quot;:&quot;Pickard&quot;,&quot;given&quot;:&quot;Victor W.&quot;}],&quot;accessed&quot;:{&quot;date-parts&quot;:[[&quot;2024&quot;,3,11]]},&quot;issued&quot;:{&quot;date-parts&quot;:[[&quot;2006&quot;,5]]},&quot;citation-key&quot;:&quot;pickard_united_2006&quot;},&quot;prefix&quot;:&quot;&quot;,&quot;suffix&quot;:&quot;&quot;}],&quot;schema&quot;:&quot;https://github.com/citation-style-language/schema/raw/master/csl-citation.json&quot;} RNDgeLLl8Om23"/>(Pickard, 2006)<text:reference-mark-end text:name="ZOTERO_ITEM CSL_CITATION {&quot;citationID&quot;:&quot;tduetbyb&quot;,&quot;properties&quot;:{&quot;formattedCitation&quot;:&quot;(Pickard, 2006)&quot;,&quot;plainCitation&quot;:&quot;(Pickard, 2006)&quot;,&quot;noteIndex&quot;:0},&quot;citationItems&quot;:[{&quot;id&quot;:9434,&quot;uris&quot;:[&quot;http://zotero.org/users/1913249/items/Z2VEYGGL&quot;,[&quot;http://zotero.org/users/1913249/items/Z2VEYGGL&quot;]],&quot;itemData&quot;:{&quot;id&quot;:9434,&quot;type&quot;:&quot;article-journal&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ontainer-title&quot;:&quot;Media, Culture &amp; Society&quot;,&quot;DOI&quot;:&quot;10.1177/0163443706061685&quot;,&quot;ISSN&quot;:&quot;0163-4437, 1460-3675&quot;,&quot;issue&quot;:&quot;3&quot;,&quot;journalAbbreviation&quot;:&quot;Media, Culture &amp; Society&quot;,&quot;language&quot;:&quot;en&quot;,&quot;page&quot;:&quot;315-336&quot;,&quot;source&quot;:&quot;DOI.org (Crossref)&quot;,&quot;title&quot;:&quot;United yet autonomous: Indymedia and the struggle to sustain a radical democratic network&quot;,&quot;title-short&quot;:&quot;United yet autonomous&quot;,&quot;URL&quot;:&quot;http://journals.sagepub.com/doi/10.1177/0163443706061685&quot;,&quot;volume&quot;:&quot;28&quot;,&quot;author&quot;:[{&quot;family&quot;:&quot;Pickard&quot;,&quot;given&quot;:&quot;Victor W.&quot;}],&quot;accessed&quot;:{&quot;date-parts&quot;:[[&quot;2024&quot;,3,11]]},&quot;issued&quot;:{&quot;date-parts&quot;:[[&quot;2006&quot;,5]]},&quot;citation-key&quot;:&quot;pickard_united_2006&quot;},&quot;prefix&quot;:&quot;&quot;,&quot;suffix&quot;:&quot;&quot;}],&quot;schema&quot;:&quot;https://github.com/citation-style-language/schema/raw/master/csl-citation.json&quot;} RNDgeLLl8Om23"/>.</text:p>
      <text:p text:style-name="Text_20_body">These experiences exposed me to non-hierarchical organising approaches and the decentralised organising principles, which are also an important guidelines for the free software and free culture movements <text:reference-mark-start text:name="ZOTERO_ITEM CSL_CITATION {&quot;citationID&quot;:&quot;dncbflvo&quot;,&quot;properties&quot;:{&quot;formattedCitation&quot;:&quot;(Lessig, 2004)&quot;,&quot;plainCitation&quot;:&quot;(Lessig, 2004)&quot;,&quot;noteIndex&quot;:0},&quot;citationItems&quot;:[{&quot;id&quot;:423,&quot;uris&quot;:[&quot;http://zotero.org/users/1913249/items/F5RW69XD&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prefix&quot;:&quot;&quot;,&quot;suffix&quot;:&quot;&quot;}],&quot;schema&quot;:&quot;https://github.com/citation-style-language/schema/raw/master/csl-citation.json&quot;} RNDcwwWrDNQQC"/>(Lessig, 2004)<text:reference-mark-end text:name="ZOTERO_ITEM CSL_CITATION {&quot;citationID&quot;:&quot;dncbflvo&quot;,&quot;properties&quot;:{&quot;formattedCitation&quot;:&quot;(Lessig, 2004)&quot;,&quot;plainCitation&quot;:&quot;(Lessig, 2004)&quot;,&quot;noteIndex&quot;:0},&quot;citationItems&quot;:[{&quot;id&quot;:423,&quot;uris&quot;:[&quot;http://zotero.org/users/1913249/items/F5RW69XD&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prefix&quot;:&quot;&quot;,&quot;suffix&quot;:&quot;&quot;}],&quot;schema&quot;:&quot;https://github.com/citation-style-language/schema/raw/master/csl-citation.json&quot;} RNDcwwWrDNQQC"/> (INCLUDE OPEN WEB). Inspired by these potential of the tools and organising processes, I began to share relevant approaches with local organisations by specialising in internet and media creation training and community development.</text:p>
      <text:p text:style-name="Text_20_body">In 2011, it was revealed that an undercover police officer named Mark Kennedy, operating under the alias Mark Stone <text:note text:id="ftn1" text:note-class="footnote"><text:note-citation>1</text:note-citation><text:note-body><text:p text:style-name="Footnote">https://en.wikipedia.org/wiki/Undercover_Policing_Inquiry</text:p></text:note-body></text:note>, had infiltrated several activist groups I had been part of. My role in outreach for this movement became very uncomfortable, as it became clear to extent to which our participation in this movement came with hidden risks. Our attempts to create systemic change were being countered with response from the state who were far better resourced than our grassroots movement. The momentum of this movement had been in part by driven by new uses of technology and grass-roots organising processes. However, the open web’s potential for egalitarian and non-corporate publishing was undermined through the “embrace, extend, and extinguish” tactic<text:note text:id="ftn2" text:note-class="footnote"><text:note-citation>2</text:note-citation><text:note-body><text:p text:style-name="Footnote">https://en.wikipedia.org/wiki/Embrace,_extend,_and_extinguish</text:p></text:note-body></text:note>. Concurrently, the open posting Indymedia network suffered from extensive posting of misinformation and ad-hominem attacks from suspicious sources targetting community activism on social media.</text:p>
      <text:p text:style-name="Text_20_body">In response to growing discomfort around involvement in political and environmental activism and the need to support myself financially, I shifted my focus increasingly towards community development. I concentrated on my work with FLOSS Manuals, writing and promoting documentation and online learning resources for media creation and collaborative processes using Free Software. This work allowed me to document and advocate for low-cost media and web production methods and co-author <text:span text:style-name="T2">A Open Web</text:span> <text:note text:id="ftn3" text:note-class="footnote"><text:note-citation>3</text:note-citation><text:note-body><text:p text:style-name="Footnote">http://archive.flossmanuals.net/an-open-web/ </text:p></text:note-body></text:note><text:s/>a book which celebrated the opportunities provided by open source and decentralised web technology to create a more equalitarian environment of digital participation. The FLOSS Manuals project also connected me to diverse international networks whose work was informed by participatory production and decision making methods. A key network was the Mozilla community where I created documentation, workshops guides and other learning resources with networks of informal educators. This avenue offered a reconnection to the discussing the politics of independent communications in line with an empowerment agenda.</text:p>
      <text:p text:style-name="Text_20_body">Discussion around the launch of a new UK computing curriculum in 2014 championed the possibilities of creative digital production within the classroom (<text:span text:style-name="T1">livingstone2010next?</text:span>). I undertook a masters in Computing and then an PGCE in teaching Computing. As part of my PGCE dissertation I designed and delivered a pilot scheme to teach javascript in playful ways. The learning materials were made available as an OER as part of Mozilla’s online teaching resources <text:note text:id="ftn4" text:note-class="footnote"><text:note-citation>4</text:note-citation><text:note-body><text:p text:style-name="Footnote">https://en.wikipedia.org/wiki/UK_undercover_policing_relationships_scandal</text:p></text:note-body></text:note>. However the constraints of the school context hindered the kind of authentic <text:soft-page-break/>activities that first attracted me to teaching in Computing in schools. Instead, after completing my PGCE, I joined Manchester Metropolitan University in a role focusing community education partnerships as part of the EdLab project <text:note text:id="ftn5" text:note-class="footnote"><text:note-citation>5</text:note-citation><text:note-body><text:p text:style-name="Footnote">https://web.archive.org/web/20200423162826/http://edlab.org.uk/</text:p></text:note-body></text:note>. This work provided opportunities to pursue creative project based approaches to teaching technology to young people and families. Building on the success of this work, I applied to undertake this PhD study with Education and Social Research Institute of Manchester Metropolitan University (ESRI).</text:p>
      <text:h text:style-name="Heading_20_3" text:outline-level="3"><text:bookmark-start text:name="connecting-my-experience-to-broader-research-themes"/>Connecting my experience to broader research themes<text:bookmark-end text:name="connecting-my-experience-to-broader-research-themes"/></text:h>
      <text:p text:style-name="First_20_paragraph">In this section I outline how these experiences connect to broader research issues on PBL, media and game creation within informal learning environments. Drawing on learner’s interests and creating authentic products is a foundational approach of PBL and is explored in game making context in convincing research. My past aims surrounding empowerment and freedom of expression through DIY music events and protest culture aligns with broader movements who advocate equality of access to digital participatory culture. However, my experiences highlight the barriers to undertaking practical project-based learning (PBL) projects, particularly in a UK computing context, a theme which is explored further in the literature review.</text:p>
      <text:p text:style-name="Text_20_body">The process of being involved in short term systemic change only to suffer later backlash has guided me to help others explore a more critical exploration of their own place within wider systems. This may seem tangential to the activities of participants studies in this research, however such processes of building agency in a fledgling community can be seen as important acts of community participation. A special issue of Mind and Culture <text:reference-mark-start text:name="ZOTERO_ITEM CSL_CITATION {&quot;citationID&quot;:&quot;vjoplrcn&quot;,&quot;properties&quot;:{&quot;formattedCitation&quot;:&quot;(Kajamaa and Kumpulainen, 2019)&quot;,&quot;plainCitation&quot;:&quot;(Kajamaa and Kumpulainen, 2019)&quot;,&quot;noteIndex&quot;:0},&quot;citationItems&quot;:[{&quot;id&quot;:9515,&quot;uris&quot;:[&quot;http://zotero.org/users/1913249/items/NMNI59A8&quot;,[&quot;http://zotero.org/users/1913249/items/NMNI59A8&quot;]],&quot;itemData&quot;:{&quot;id&quot;:9515,&quot;type&quot;:&quot;article-journal&quot;,&quot;container-title&quot;:&quot;Mind, Culture, and Activity&quot;,&quot;DOI&quot;:&quot;10.1080/10749039.2019.1652653&quot;,&quot;ISSN&quot;:&quot;1074-9039, 1532-7884&quot;,&quot;issue&quot;:&quot;3&quot;,&quot;journalAbbreviation&quot;:&quot;Mind, Culture, and Activity&quot;,&quot;language&quot;:&quot;en&quot;,&quot;page&quot;:&quot;201-206&quot;,&quot;source&quot;:&quot;DOI.org (Crossref)&quot;,&quot;title&quot;:&quot;Young people, digital mediation, and transformative agency, special issue (part 1)&quot;,&quot;URL&quot;:&quot;https://www.tandfonline.com/doi/full/10.1080/10749039.2019.1652653&quot;,&quot;volume&quot;:&quot;26&quot;,&quot;author&quot;:[{&quot;family&quot;:&quot;Kajamaa&quot;,&quot;given&quot;:&quot;Anu&quot;},{&quot;family&quot;:&quot;Kumpulainen&quot;,&quot;given&quot;:&quot;Kristiina&quot;}],&quot;accessed&quot;:{&quot;date-parts&quot;:[[&quot;2024&quot;,6,26]]},&quot;issued&quot;:{&quot;date-parts&quot;:[[&quot;2019&quot;,7,3]]},&quot;citation-key&quot;:&quot;kajamaa_young_2019&quot;},&quot;prefix&quot;:&quot;&quot;,&quot;suffix&quot;:&quot;&quot;}],&quot;schema&quot;:&quot;https://github.com/citation-style-language/schema/raw/master/csl-citation.json&quot;} RND7Ga6Kt3I1x"/>(Kajamaa and Kumpulainen, 2019)<text:reference-mark-end text:name="ZOTERO_ITEM CSL_CITATION {&quot;citationID&quot;:&quot;vjoplrcn&quot;,&quot;properties&quot;:{&quot;formattedCitation&quot;:&quot;(Kajamaa and Kumpulainen, 2019)&quot;,&quot;plainCitation&quot;:&quot;(Kajamaa and Kumpulainen, 2019)&quot;,&quot;noteIndex&quot;:0},&quot;citationItems&quot;:[{&quot;id&quot;:9515,&quot;uris&quot;:[&quot;http://zotero.org/users/1913249/items/NMNI59A8&quot;,[&quot;http://zotero.org/users/1913249/items/NMNI59A8&quot;]],&quot;itemData&quot;:{&quot;id&quot;:9515,&quot;type&quot;:&quot;article-journal&quot;,&quot;container-title&quot;:&quot;Mind, Culture, and Activity&quot;,&quot;DOI&quot;:&quot;10.1080/10749039.2019.1652653&quot;,&quot;ISSN&quot;:&quot;1074-9039, 1532-7884&quot;,&quot;issue&quot;:&quot;3&quot;,&quot;journalAbbreviation&quot;:&quot;Mind, Culture, and Activity&quot;,&quot;language&quot;:&quot;en&quot;,&quot;page&quot;:&quot;201-206&quot;,&quot;source&quot;:&quot;DOI.org (Crossref)&quot;,&quot;title&quot;:&quot;Young people, digital mediation, and transformative agency, special issue (part 1)&quot;,&quot;URL&quot;:&quot;https://www.tandfonline.com/doi/full/10.1080/10749039.2019.1652653&quot;,&quot;volume&quot;:&quot;26&quot;,&quot;author&quot;:[{&quot;family&quot;:&quot;Kajamaa&quot;,&quot;given&quot;:&quot;Anu&quot;},{&quot;family&quot;:&quot;Kumpulainen&quot;,&quot;given&quot;:&quot;Kristiina&quot;}],&quot;accessed&quot;:{&quot;date-parts&quot;:[[&quot;2024&quot;,6,26]]},&quot;issued&quot;:{&quot;date-parts&quot;:[[&quot;2019&quot;,7,3]]},&quot;citation-key&quot;:&quot;kajamaa_young_2019&quot;},&quot;prefix&quot;:&quot;&quot;,&quot;suffix&quot;:&quot;&quot;}],&quot;schema&quot;:&quot;https://github.com/citation-style-language/schema/raw/master/csl-citation.json&quot;} RND7Ga6Kt3I1x"/> focuses on young people, digital mediation, and transformative agency. This theme is explored by RQ.3 and becomes the guiding principle of Chapter 7.</text:p>
      <text:p text:style-name="Text_20_body">Improvisational approaches present or messiness in my previous work may seem chaotic, the process builds a collective understanding of the problem area among participants. This communal experience of transformative agency also has the potential to mitigate the effects unintended and unwelcome consequences through rapid, responsive adjustment in the course of a project. In addition, I find useful Rogoff’s reflection that initial first impressions of a ‘chaotic’ environment of learning in a community of learners are false impressions that stem from a lack of understanding of the underlying structure of activity <text:reference-mark-start text:name="ZOTERO_ITEM CSL_CITATION {&quot;citationID&quot;:&quot;ywvztxzr&quot;,&quot;properties&quot;:{&quot;formattedCitation&quot;:&quot;(n.d.:219)&quot;,&quot;plainCitation&quot;:&quot;(n.d.:219)&quot;,&quot;noteIndex&quot;:0},&quot;citationItems&quot;:[{&quot;id&quot;:3885,&quot;uris&quot;:[&quot;http://zotero.org/users/1913249/items/RP9AXEP9&quot;,[&quot;http://zotero.org/users/1913249/items/RP9AXEP9&quot;]],&quot;itemData&quot;:{&quot;id&quot;:3885,&quot;type&quot;:&quot;article-journal&quot;,&quot;language&quot;:&quot;en&quot;,&quot;page&quot;:&quot;22&quot;,&quot;source&quot;:&quot;Zotero&quot;,&quot;title&quot;:&quot;Developing Understanding of the Idea of Communities of Learners&quot;,&quot;author&quot;:[{&quot;family&quot;:&quot;Rogoff&quot;,&quot;given&quot;:&quot;Barbara&quot;}],&quot;citation-key&quot;:&quot;rogoff_developing_nodate&quot;},&quot;locator&quot;:&quot; 219&quot;,&quot;suppress-author&quot;:true,&quot;prefix&quot;:&quot;&quot;}],&quot;schema&quot;:&quot;https://github.com/citation-style-language/schema/raw/master/csl-citation.json&quot;} RNDKD3LXAWEab"/>(n.d.:219)<text:reference-mark-end text:name="ZOTERO_ITEM CSL_CITATION {&quot;citationID&quot;:&quot;ywvztxzr&quot;,&quot;properties&quot;:{&quot;formattedCitation&quot;:&quot;(n.d.:219)&quot;,&quot;plainCitation&quot;:&quot;(n.d.:219)&quot;,&quot;noteIndex&quot;:0},&quot;citationItems&quot;:[{&quot;id&quot;:3885,&quot;uris&quot;:[&quot;http://zotero.org/users/1913249/items/RP9AXEP9&quot;,[&quot;http://zotero.org/users/1913249/items/RP9AXEP9&quot;]],&quot;itemData&quot;:{&quot;id&quot;:3885,&quot;type&quot;:&quot;article-journal&quot;,&quot;language&quot;:&quot;en&quot;,&quot;page&quot;:&quot;22&quot;,&quot;source&quot;:&quot;Zotero&quot;,&quot;title&quot;:&quot;Developing Understanding of the Idea of Communities of Learners&quot;,&quot;author&quot;:[{&quot;family&quot;:&quot;Rogoff&quot;,&quot;given&quot;:&quot;Barbara&quot;}],&quot;citation-key&quot;:&quot;rogoff_developing_nodate&quot;},&quot;locator&quot;:&quot; 219&quot;,&quot;suppress-author&quot;:true,&quot;prefix&quot;:&quot;&quot;}],&quot;schema&quot;:&quot;https://github.com/citation-style-language/schema/raw/master/csl-citation.json&quot;} RNDKD3LXAWEab"/>. These aspects are explored in later chapters in reflections on design based research.</text:p>
      <text:h text:style-name="Heading_20_2" text:outline-level="2"><text:bookmark-start text:name="context"/>2. Context<text:bookmark-end text:name="context"/></text:h>
      <text:p text:style-name="First_20_paragraph">This introduction begins an exploration of key contextual factors.. Key themes continue to be explored in the literature reviews in Chapter 2.</text:p>
      <text:p text:style-name="Text_20_body">The immediate context of this research being a new learning community in a University setting involving of home educating parents, myself as a researcher / facilitator, and volunteer student helpers.</text:p>
      <text:p text:style-name="Text_20_body"><text:soft-page-break/>The background context is more complex still.</text:p>
      <text:p text:style-name="Text_20_body">Computing education at primary settings.</text:p>
      <text:h text:style-name="Heading_20_3" text:outline-level="3"><text:bookmark-start text:name="context-of-school-based-computing-education-and-game-making"/>Context of School based computing education and game making<text:bookmark-end text:name="context-of-school-based-computing-education-and-game-making"/></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citationID&quot;:&quot;iigbqfqn&quot;,&quot;properties&quot;:{&quot;formattedCitation&quot;:&quot;(Schmidt, 2011:8)&quot;,&quot;plainCitation&quot;:&quot;(Schmidt, 2011:8)&quot;,&quot;noteIndex&quot;:0},&quot;citationItems&quot;:[{&quot;id&quot;:9630,&quot;uris&quot;:[&quot;http://zotero.org/users/1913249/items/BLSQ2RVC&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prefix&quot;:&quot;&quot;}],&quot;schema&quot;:&quot;https://github.com/citation-style-language/schema/raw/master/csl-citation.json&quot;} RNDwnrwOHzkKy"/>(Schmidt, 2011:8)<text:reference-mark-end text:name="ZOTERO_ITEM CSL_CITATION {&quot;citationID&quot;:&quot;iigbqfqn&quot;,&quot;properties&quot;:{&quot;formattedCitation&quot;:&quot;(Schmidt, 2011:8)&quot;,&quot;plainCitation&quot;:&quot;(Schmidt, 2011:8)&quot;,&quot;noteIndex&quot;:0},&quot;citationItems&quot;:[{&quot;id&quot;:9630,&quot;uris&quot;:[&quot;http://zotero.org/users/1913249/items/BLSQ2RVC&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prefix&quot;:&quot;&quot;}],&quot;schema&quot;:&quot;https://github.com/citation-style-language/schema/raw/master/csl-citation.json&quot;} RNDwnrwOHzkKy"/>.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an announced the scrapping the ICT curriclum [gove_michael_2012]. Finally, the new, <text:span text:style-name="T2">computing</text:span> curriculum was released in 2013 to a mixed response <text:reference-mark-start text:name="ZOTERO_ITEM CSL_CITATION {&quot;citationID&quot;:&quot;wlaipvgr&quot;,&quot;properties&quot;:{&quot;formattedCitation&quot;:&quot;(DFE, 2013)&quot;,&quot;plainCitation&quot;:&quot;(DFE, 2013)&quot;,&quot;noteIndex&quot;:0},&quot;citationItems&quot;:[{&quot;id&quot;:9620,&quot;uris&quot;:[&quot;http://zotero.org/users/1913249/items/B2FPAXQA&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uffix&quot;:&quot;&quot;}],&quot;schema&quot;:&quot;https://github.com/citation-style-language/schema/raw/master/csl-citation.json&quot;} RNDBXQ7JgSfzq"/>(DFE, 2013)<text:reference-mark-end text:name="ZOTERO_ITEM CSL_CITATION {&quot;citationID&quot;:&quot;wlaipvgr&quot;,&quot;properties&quot;:{&quot;formattedCitation&quot;:&quot;(DFE, 2013)&quot;,&quot;plainCitation&quot;:&quot;(DFE, 2013)&quot;,&quot;noteIndex&quot;:0},&quot;citationItems&quot;:[{&quot;id&quot;:9620,&quot;uris&quot;:[&quot;http://zotero.org/users/1913249/items/B2FPAXQA&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uffix&quot;:&quot;&quot;}],&quot;schema&quot;:&quot;https://github.com/citation-style-language/schema/raw/master/csl-citation.json&quot;} RNDBXQ7JgSfzq"/>. However, while community responses were collected via a consultation, a clear consensus to avoid removal of too much digital literacy and creative project work was ignored in the final curriculum <text:reference-mark-start text:name="ZOTERO_ITEM CSL_CITATION {&quot;citationID&quot;:&quot;qjepqsit&quot;,&quot;properties&quot;:{&quot;formattedCitation&quot;:&quot;(Twining, 2013)&quot;,&quot;plainCitation&quot;:&quot;(Twining, 2013)&quot;,&quot;noteIndex&quot;:0},&quot;citationItems&quot;:[{&quot;id&quot;:9616,&quot;uris&quot;:[&quot;http://zotero.org/users/1913249/items/T9KEDSZQ&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uffix&quot;:&quot;&quot;}],&quot;schema&quot;:&quot;https://github.com/citation-style-language/schema/raw/master/csl-citation.json&quot;} RNDQyxavck3Dw"/>(Twining, 2013)<text:reference-mark-end text:name="ZOTERO_ITEM CSL_CITATION {&quot;citationID&quot;:&quot;qjepqsit&quot;,&quot;properties&quot;:{&quot;formattedCitation&quot;:&quot;(Twining, 2013)&quot;,&quot;plainCitation&quot;:&quot;(Twining, 2013)&quot;,&quot;noteIndex&quot;:0},&quot;citationItems&quot;:[{&quot;id&quot;:9616,&quot;uris&quot;:[&quot;http://zotero.org/users/1913249/items/T9KEDSZQ&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uffix&quot;:&quot;&quot;}],&quot;schema&quot;:&quot;https://github.com/citation-style-language/schema/raw/master/csl-citation.json&quot;} RNDQyxavck3Dw"/>. Preston <text:reference-mark-start text:name="ZOTERO_ITEM CSL_CITATION {&quot;citationID&quot;:&quot;ccjoprhu&quot;,&quot;properties&quot;:{&quot;formattedCitation&quot;:&quot;(Preston, 2013)&quot;,&quot;plainCitation&quot;:&quot;(Preston, 2013)&quot;,&quot;noteIndex&quot;:0},&quot;citationItems&quot;:[{&quot;id&quot;:9625,&quot;uris&quot;:[&quot;http://zotero.org/users/1913249/items/6T7NR2QM&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uffix&quot;:&quot;&quot;}],&quot;schema&quot;:&quot;https://github.com/citation-style-language/schema/raw/master/csl-citation.json&quot;} RNDCjBfZ2F5hK"/>(Preston, 2013)<text:reference-mark-end text:name="ZOTERO_ITEM CSL_CITATION {&quot;citationID&quot;:&quot;ccjoprhu&quot;,&quot;properties&quot;:{&quot;formattedCitation&quot;:&quot;(Preston, 2013)&quot;,&quot;plainCitation&quot;:&quot;(Preston, 2013)&quot;,&quot;noteIndex&quot;:0},&quot;citationItems&quot;:[{&quot;id&quot;:9625,&quot;uris&quot;:[&quot;http://zotero.org/users/1913249/items/6T7NR2QM&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uffix&quot;:&quot;&quot;}],&quot;schema&quot;:&quot;https://github.com/citation-style-language/schema/raw/master/csl-citation.json&quot;} RNDCjBfZ2F5hK"/> echoes Twining’s concern that Gove echoing of Schmidt’s critique was misjudged Gove, based on a breadth and depth of good practice in the sector.</text:p>
      <text:p text:style-name="Text_20_body">A recent report by Kemp and colleagues <text:reference-mark-start text:name="ZOTERO_ITEM CSL_CITATION {&quot;citationID&quot;:&quot;xtsdrjuy&quot;,&quot;properties&quot;:{&quot;formattedCitation&quot;:&quot;(2024)&quot;,&quot;plainCitation&quot;:&quot;(2024)&quot;,&quot;noteIndex&quot;:0},&quot;citationItems&quot;:[{&quot;id&quot;:9555,&quot;uris&quot;:[&quot;http://zotero.org/users/1913249/items/8U6BXM7H&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suppress-author&quot;:true,&quot;prefix&quot;:&quot;&quot;,&quot;suffix&quot;:&quot;&quot;}],&quot;schema&quot;:&quot;https://github.com/citation-style-language/schema/raw/master/csl-citation.json&quot;} RNDS13N6znJns"/>(2024)<text:reference-mark-end text:name="ZOTERO_ITEM CSL_CITATION {&quot;citationID&quot;:&quot;xtsdrjuy&quot;,&quot;properties&quot;:{&quot;formattedCitation&quot;:&quot;(2024)&quot;,&quot;plainCitation&quot;:&quot;(2024)&quot;,&quot;noteIndex&quot;:0},&quot;citationItems&quot;:[{&quot;id&quot;:9555,&quot;uris&quot;:[&quot;http://zotero.org/users/1913249/items/8U6BXM7H&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suppress-author&quot;:true,&quot;prefix&quot;:&quot;&quot;,&quot;suffix&quot;:&quot;&quot;}],&quot;schema&quot;:&quot;https://github.com/citation-style-language/schema/raw/master/csl-citation.json&quot;} RNDS13N6znJns"/> on the future of computing education confirms some of the initial concerns about the new curriculum and related exams among hose active in the sector . The report outlines the disparity and dropping numbers in the uptake of digital-related qualifications. A previous report, “After the Reboot” <text:reference-mark-start text:name="ZOTERO_ITEM CSL_CITATION {&quot;citationID&quot;:&quot;oehwmmwm&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mmbg2uCq7S"/>(Waite, 2017)<text:reference-mark-end text:name="ZOTERO_ITEM CSL_CITATION {&quot;citationID&quot;:&quot;oehwmmwm&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mmbg2uCq7S"/>,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text:p>
      <text:p text:style-name="Text_20_body">Game making aligns well with the principles of inclusive practices and project-based learning (PBL) by providing learner choice, authentic and shareable project outcomes, and iterative project work supporting student mastery. However, despite the report’s advocacy for game making and other digital projects to mitigate issues of exclusion, the structural limitations of the curriculum and computing exams remain.</text:p>
      <text:p text:style-name="Text_20_body">This introduction has focused in broad context of UK computing, and other contextual features of game making in schools, including primary school practice, are explored in Chapter 2.</text:p>
      <text:h text:style-name="Heading_20_3" text:outline-level="3"><text:bookmark-start text:name="context-of-game-making-and-wider-digital-making-and-culture-home-and-informal-settings"/><text:soft-page-break/>Context of game making and wider digital making and culture home and informal settings<text:bookmark-end text:name="context-of-game-making-and-wider-digital-making-and-culture-home-and-informal-settings"/></text:h>
      <text:p text:style-name="First_20_paragraph">The contextual challenges in UK computing education outline above contrast with the positive developments in digital making, specifically through new software and hardware. The decline in participation in digital qualifications after curriculum changes highlights a mismatch between the curriculum and the opportunities provided by recent advancements. The affordable, compact, and hackable Raspberry Pi computer has opened new avenues for physical computing using the accessible Python language. 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p text:style-name="Text_20_body">These tools and practices were mostly free both in terms of cost and through the use of open copyright licences, a characteristic that contributed to their widespread success adoption. 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brought together teachers, professionals, young people and their families to engage with diverse new technologies in playful, empowering and technically challenging ways.</text:p>
      <text:h text:style-name="Heading_20_4" text:outline-level="4"><text:bookmark-start text:name="home-education-settings-as-a-site-of-research"/>Home education settings as a site of research<text:bookmark-end text:name="home-education-settings-as-a-site-of-research"/></text:h>
      <text:p text:style-name="First_20_paragraph">While home education is not a core focus of this thesis, it is a significant contextual factor in the research process. As such, I address key contextual factors that impact this study here. Research in schools settings is sometimes hampered by practical issues such as timetable considerations and lack of time for project work outside of the subject curriculum. These factors are largely absent when working with home educating families. An alignment with the needs of participants was also a relevant factor in this work with home educators, allowing for reciprocity in the research process.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 example, to promote computer coding. Home educators’ motivations are explored more broadly in Chapter 2,</text:p>
      <text:h text:style-name="Heading_20_3" text:outline-level="3"><text:bookmark-start text:name="overview-of-barriers-to-game-making-which-apply-to-both-formal-and-non-formal-environments"/><text:soft-page-break/>Overview of barriers to game making which apply to both formal and non-formal environments<text:bookmark-end text:name="overview-of-barriers-to-game-making-which-apply-to-both-formal-and-non-formal-environments"/></text:h>
      <text:p text:style-name="First_20_paragraph">While the previous sections have addressed some of the opportunities and benefits of engaging in digital game making, there are significant barriers that affect both formal and informal contexts to varying extents. This section gives an overview of key issues related to the scope of this study. Technical barriers include the inherent complexity of coding and can be compounded by economic barriers that can prevent access to the software, hardware or social environments needed to develop as a game maker. Identity-related barriers such as those related to gender, race and class have been shown to negatively impact participation in digital making and more specifically game making. This research addresses each of these concerns at different stages of this thesis.</text:p>
      <text:h text:style-name="Heading_20_2" text:outline-level="2"><text:bookmark-start text:name="research-objectives-and-questions"/>3. Research objectives and questions<text:bookmark-end text:name="research-objectives-and-questions"/></text:h>
      <text:h text:style-name="Heading_20_3" text:outline-level="3"><text:bookmark-start text:name="research-objectives-recap-of-motivation"/>Research objectives &amp; Recap of motivation<text:bookmark-end text:name="research-objectives-recap-of-motivation"/></text:h>
      <text:p text:style-name="First_20_paragraph">DUP-A Despite the many studies published on the benefits of game making for learning, particularly in the years 2013 to 2020, few contain detailed specifics of pedagogies or tool use when supporting learners in initial stages of game design. Additionally, many of the technologies used in past studies are not longer practical to use. A notable case being Game Star Mechanic which uses the now retired Flash web-browser plug-in. This study aims to evaluate and build on relevant research, detailed in Chapter 2, and to update practices to use open-source, industry standard, web-technologies (HTML and JavaScript) with an aim add longevity, authenticity extensibility to the game making toolset. In addition this research proposes a clear but flexible pedagogy based around this use of gameplay design patterns, that has emerged from a responsive design process. These themes are continued in the design narrative of Chapter 4.</text:p>
      <text:p text:style-name="Text_20_body">A personal motivation driving this research is to better understand my practice as an activist, community worker and practice-focused educator. As a practitioner, while I had a sense of what success felt like in creative media project work, I lacked clear language to communicate this either in the academic or practice based settings. This motivation has guided me towards existing research reflect on experiences of developing agency within a non-formal communities. In my past community training practice, I used terms like <text:span text:style-name="T2">empowerment</text:span> and promoting learners <text:span text:style-name="T2">choice</text:span>. As I used these terms in an academic context there was push back from colleagues - seeing choice as a term tainted by market driven trends in education. Instead, to help reflect on this issue, this thesis engages with a complex and dynamic picture of participant agency. This complexity is important to this thesis as it allows a full exploration of contextual factors at play, especially initial and emerging barriers to participation to undertaking project work. One research question of thesis addresses the process of developing agency within a community. While agency and autonomy have disputed, often inter-related definitions <text:reference-mark-start text:name="ZOTERO_ITEM CSL_CITATION {&quot;citationID&quot;:&quot;fmddjiyx&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MwcmFfCYT"/>(Huang and Benson, 2013; Matusov et al., 2016)<text:reference-mark-end text:name="ZOTERO_ITEM CSL_CITATION {&quot;citationID&quot;:&quot;fmddjiyx&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MwcmFfCYT"/>. In chapter 3, this study explores the following terms to guide later analysis: instrumental agency; relational agency ; and authorial agency.</text:p>
      <text:h text:style-name="Heading_20_3" text:outline-level="3"><text:bookmark-start text:name="research-questions---july-2024-1"/><text:soft-page-break/>Research Questions - July 2024<text:bookmark-end text:name="research-questions---july-2024-1"/></text:h>
      <text:list text:style-name="L15">
        <text:list-item>
          <text:p text:style-name="P16">What contradictions arose in participation in this research’s game coding processes and what pedagogical tools and processes are available to address these contradictions?</text:p>
        </text:list-item>
        <text:list-item>
          <text:p text:style-name="P16">How can game design patterns support the development of computational fluency in novices?</text:p>
        </text:list-item>
        <text:list-item>
          <text:p text:style-name="P16">How can learners build agency in an evolving community of game makers?</text:p>
        </text:list-item>
      </text:list>
      <text:h text:style-name="Heading_20_3" text:outline-level="3"><text:bookmark-start text:name="wider-implications-and-applications-of-the-research"/>Wider implications and applications of the research<text:bookmark-end text:name="wider-implications-and-applications-of-the-research"/></text:h>
      <text:p text:style-name="First_20_paragraph">To further understand research objectives it is important to situate the potential relevance of the outcomes of this research by exploring its potential audience and impact. 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Educational researchers may find the exploration of agency in this study of particular value. In Chapter 7 I employ recent advances in sociocultural interpretations of collective agency, using transformative agency in particular, to analyse this community game making context. As such, while not theoretically novel, this work may form a useful, situated contribution to emerging work in this area.</text:p>
      <text:p text:style-name="Text_20_body">To return to the pedagogical outputs, to find out who may benefit from the proposed inclusive game making pedagogy it is of use to ask <text:span text:style-name="T2">who benefits from the success of the Game Making Movement?</text:span> The term Game Making Movement has not been widely applied, but its use by some writers indicates that a significant amount of research has been carried out as part of funded programs, not to mention extensive and creative efforts by professionals and volunteers alike to 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colleagues <text:reference-mark-start text:name="ZOTERO_ITEM CSL_CITATION {&quot;citationID&quot;:&quot;bcqjhicl&quot;,&quot;properties&quot;:{&quot;formattedCitation&quot;:&quot;(Vossoughi et al., 2016)&quot;,&quot;plainCitation&quot;:&quot;(Vossoughi et al., 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K2ZeOb7j7n"/>(Vossoughi et al., 2016)<text:reference-mark-end text:name="ZOTERO_ITEM CSL_CITATION {&quot;citationID&quot;:&quot;bcqjhicl&quot;,&quot;properties&quot;:{&quot;formattedCitation&quot;:&quot;(Vossoughi et al., 2016)&quot;,&quot;plainCitation&quot;:&quot;(Vossoughi et al., 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K2ZeOb7j7n"/>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2" text:outline-level="2"><text:bookmark-start text:name="introduction-to-theoretical-framework"/>4. Introduction to theoretical framework<text:bookmark-end text:name="introduction-to-theoretical-framework"/></text:h>
      <text:p text:style-name="First_20_paragraph">Choosing a theoretical framework which aligns with the goals of the research questions is an important decision in undertaking a PhD study. In my role as both a practitioner and a researcher, <text:soft-page-break/>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4" text:outline-level="4"><text:bookmark-start text:name="why-activity-theory-and-not-constructionism"/>Why activity theory and not constructionism<text:bookmark-end text:name="why-activity-theory-and-not-constructionism"/></text:h>
      <text:p text:style-name="First_20_paragraph">Papert and Turkle’s celebration of bricolage approaches and corresponding rejection of the primacy of abstract approaches to learning computing resonates with my motivations to explore complex learner driven pedagogies. This ethos had been developed into a school of pedagogy named Constructionism which continues to be popular in computing education in particular through the work or MIT labs. Constructionism has been used as a “epistemological paradigm, a learning theory and a design framework” in varied contexts [kynigos_constructionism:_2015].</text:p>
      <text:p text:style-name="Text_20_body">Constructionism and the process of making constructionist games is a leading school in game making studies as demonstrated by work led by Resnick and Kafai.</text:p>
      <text:p text:style-name="Text_20_body">This chapter has already addressed the overall ethos of conducting educational research in situ, i.e. in an authentic educational context. In recent years researchers from constructionist school have started to describe the importance a situated and critical approach to game making studies <text:reference-mark-start text:name="ZOTERO_ITEM CSL_CITATION {&quot;citationID&quot;:&quot;folvkgis&quot;,&quot;properties&quot;:{&quot;formattedCitation&quot;:&quot;(Kafai et al., 2020; Kafai and Proctor, 2022)&quot;,&quot;plainCitation&quot;:&quot;(Kafai et al., 2020; Kafai and Proctor, 2022)&quot;,&quot;noteIndex&quot;:0},&quot;citationItems&quot;:[{&quot;id&quot;:9599,&quot;uris&quot;:[&quot;http://zotero.org/users/1913249/items/EVLUTKD8&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suffix&quot;:&quot;&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IrzsFLrX9u"/>(Kafai et al., 2020; Kafai and Proctor, 2022)<text:reference-mark-end text:name="ZOTERO_ITEM CSL_CITATION {&quot;citationID&quot;:&quot;folvkgis&quot;,&quot;properties&quot;:{&quot;formattedCitation&quot;:&quot;(Kafai et al., 2020; Kafai and Proctor, 2022)&quot;,&quot;plainCitation&quot;:&quot;(Kafai et al., 2020; Kafai and Proctor, 2022)&quot;,&quot;noteIndex&quot;:0},&quot;citationItems&quot;:[{&quot;id&quot;:9599,&quot;uris&quot;:[&quot;http://zotero.org/users/1913249/items/EVLUTKD8&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suffix&quot;:&quot;&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IrzsFLrX9u"/>.</text:p>
      <text:p text:style-name="Text_20_body">However, constructionism lacks some of the tools provided by other frameworks, and its research outputs still retain a primary focus on its historical concerns on a more personal understandings of knowledge. For a sociocultural critique of constructionism see Vossoughi et al <text:reference-mark-start text:name="ZOTERO_ITEM CSL_CITATION {&quot;citationID&quot;:&quot;cwsblzsf&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VkXE8Se14g"/>(2016)<text:reference-mark-end text:name="ZOTERO_ITEM CSL_CITATION {&quot;citationID&quot;:&quot;cwsblzsf&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VkXE8Se14g"/>.</text:p>
      <text:p text:style-name="Text_20_body">Instead for this study I have chosen activity theory as a theoretical framework as it augments a situated perspective on learning with tools to study the impact of past cultural activity of participants on present activity. CHAT also provides powerful concepts to explore a complex and dynamic picture of participant agency. However, before exploring activity theory further it is important to communicate that the important of constructionist research outputs concerning digital and game making remain. Constructionist pedagogy and design heuristics are explored in Chapter 2 and contribute greatly to the evolution of this studies learning design outlined in Chapter 4. In this study links are made to AT concepts or ones used within sociocultural research, e/g use of affordances by Nardi [].</text:p>
      <text:h text:style-name="Heading_20_3" text:outline-level="3"><text:bookmark-start text:name="cultural-historical-activity-theory"/>Cultural historical activity theory<text:bookmark-end text:name="cultural-historical-activity-theory"/></text:h>
      <text:p text:style-name="First_20_paragraph">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text:soft-page-break/>dynamic and open to change is needed.</text:p>
      <text:p text:style-name="Text_20_body">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 CHAT is optimistic but realistic in its focus on change. It approaches activity in a systemic way and contains tools to address and discuss issues of unintended consequences and push back against interventions.</text:p>
      <text:p text:style-name="Text_20_body">This study, in part, explores ways in which how the motivational and navigational affordances of enthusiast game making communities can be brought into more structured educational environments.</text:p>
      <text:h text:style-name="Heading_20_3" text:outline-level="3"><text:bookmark-start text:name="on-agency"/>On Agency<text:bookmark-end text:name="on-agency"/></text:h>
      <text:p text:style-name="First_20_paragraph"><text:span text:style-name="T1">Agency:</text:span> As these new technologies can provide communities with tools to leverage new opportunities in a way which gives participants greater agency, a research framework which contains a toolset of concepts to describe and analyse varied dimensions of agency is beneficial.</text:p>
      <text:p text:style-name="Text_20_body">The link with this thesis here is that the process of community change can be rapid and transformational and that greater understanding of the processes involved are of value. Thus, a wider goal is the research is to reflect on experiences of developing agency. While agency and autonomy have disputed, often inter-related definitions <text:reference-mark-start text:name="ZOTERO_ITEM CSL_CITATION {&quot;citationID&quot;:&quot;blurldpp&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Esk6hKwHYH"/>(Huang and Benson, 2013; Matusov et al., 2016)<text:reference-mark-end text:name="ZOTERO_ITEM CSL_CITATION {&quot;citationID&quot;:&quot;blurldpp&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Esk6hKwHYH"/>. This study uses the following terms which can help locate RQ3 more precisely: instrumental agency, relational agency and authorial agency.</text:p>
      <text:p text:style-name="Text_20_body">My personal context illustrates the ‘risky’ process of collective agency working on objectives that may run away to involve unforeseen outcomes <text:reference-mark-start text:name="ZOTERO_ITEM CSL_CITATION {&quot;citationID&quot;:&quot;pgvbcyem&quot;,&quot;properties&quot;:{&quot;formattedCitation&quot;:&quot;(Edwards, 2009:200)&quot;,&quot;plainCitation&quot;:&quot;(Edwards, 2009:200)&quot;,&quot;noteIndex&quot;:0},&quot;citationItems&quot;:[{&quot;id&quot;:8802,&quot;uris&quot;:[&quot;http://zotero.org/users/1913249/items/P7UTFAYY&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locator&quot;:&quot; 200&quot;,&quot;prefix&quot;:&quot;&quot;}],&quot;schema&quot;:&quot;https://github.com/citation-style-language/schema/raw/master/csl-citation.json&quot;} RNDUUKkuqQ53U"/>(Edwards, 2009:200)<text:reference-mark-end text:name="ZOTERO_ITEM CSL_CITATION {&quot;citationID&quot;:&quot;pgvbcyem&quot;,&quot;properties&quot;:{&quot;formattedCitation&quot;:&quot;(Edwards, 2009:200)&quot;,&quot;plainCitation&quot;:&quot;(Edwards, 2009:200)&quot;,&quot;noteIndex&quot;:0},&quot;citationItems&quot;:[{&quot;id&quot;:8802,&quot;uris&quot;:[&quot;http://zotero.org/users/1913249/items/P7UTFAYY&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locator&quot;:&quot; 200&quot;,&quot;prefix&quot;:&quot;&quot;}],&quot;schema&quot;:&quot;https://github.com/citation-style-language/schema/raw/master/csl-citation.json&quot;} RNDUUKkuqQ53U"/>. On a personal level, I take a more balanced approach to be wary unintended effects of embracing possibilities for social change offered new technologies.</text:p>
      <text:p text:style-name="Text_20_body">A research process which involves participants and can be responsive and incorporate new ways of understanding learning. In addition, working with participants can allow contributions of novel ideas. Therefore - LINK TO DBR</text:p>
      <text:h text:style-name="Heading_20_3" text:outline-level="3"><text:bookmark-start text:name="on-design-based-research-dbr"/>On Design-based research (DBR)<text:bookmark-end text:name="on-design-based-research-dbr"/></text:h>
      <text:p text:style-name="First_20_paragraph">Design based research is not a uniform practice with set methodology but there is a general consensus in guiding principles. For Sandoval <text:reference-mark-start text:name="ZOTERO_ITEM CSL_CITATION {&quot;citationID&quot;:&quot;uqviffpc&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JCTIeY08fx"/>(2014)<text:reference-mark-end text:name="ZOTERO_ITEM CSL_CITATION {&quot;citationID&quot;:&quot;uqviffpc&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JCTIeY08fx"/>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represent the evolution of a useful game making pedagogy. As remarked earlier, the format of <text:soft-page-break/>academic research papers, even those focused on pratice, often neglects methodological detail in favour of analysis and results. Hoadley notes “the usual study presents a technology fully formed as if it had risen from the oceans like Venus herself” <text:reference-mark-start text:name="ZOTERO_ITEM CSL_CITATION {&quot;citationID&quot;:&quot;eoajjhtg&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qBMbAQN0Q0"/>(Hoadley, 2002)<text:reference-mark-end text:name="ZOTERO_ITEM CSL_CITATION {&quot;citationID&quot;:&quot;eoajjhtg&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qBMbAQN0Q0"/>. To address this issue Chapter 4 of this thesis incorporates a design narrative, a process adopted from DBR, which I explain and justify in Chapters 3.</text:p>
      <text:h text:style-name="Heading_20_2" text:outline-level="2"><text:bookmark-start text:name="the-significance-of-the-thesis-and-its-limitations"/>5. The significance of the thesis and its limitations<text:bookmark-end text:name="the-significance-of-the-thesis-and-its-limitations"/></text:h>
      <text:h text:style-name="Heading_20_3" text:outline-level="3"><text:bookmark-start text:name="the-challenge-of-maintaining-focus-in-this-phd-process"/>The challenge of maintaining focus in this PhD process<text:bookmark-end text:name="the-challenge-of-maintaining-focus-in-this-phd-process"/></text:h>
      <text:p text:style-name="First_20_paragraph">Creating a design experiment with several iterations created not only large amounts of research materials. This presented not only challenges of how to prioritise data gathered (Chapter 4), but in addition the rich set of experiences and educational tools created made it difficult to disentangle the interplay of contributing elements to choose a focus suitable for a targeted PhD dissertation.</text:p>
      <text:p text:style-name="Text_20_body">Beyond this chapter however I do prioritise key elements of the experience and disregard large amounts of the data gathered. I focus on two main sessions out of twelve recorded, putting to one side completely comparative data using a different coding tool. I have also put to one side a line of inquiry exploring a drama process introduced in the third phase of the design. Instead, the main prioritisation is represented in the research questions: that being, the use of gameplay design patterns, and their relationship with emerging participant agency. Even this more limited focus, still contains a rich interplay of diverse tool use, varied of and a study of different dimensions of agency shown by participants. While, at times, this diversity may ask a lot of the reader to follow, it is justifiable due to the complex nature of the learning experiences involved.</text:p>
      <text:h text:style-name="Heading_20_3" text:outline-level="3"><text:bookmark-start text:name="gaps-in-existing-research-contribution-to-knowledge-of-this-thesis"/>Gaps in existing research / Contribution to knowledge of this thesis<text:bookmark-end text:name="gaps-in-existing-research-contribution-to-knowledge-of-this-thesis"/></text:h>
      <text:h text:style-name="Heading_20_4" text:outline-level="4"><text:bookmark-start text:name="new-research-for-new-tools-and-approaches"/>New research for new tools and approaches<text:bookmark-end text:name="new-research-for-new-tools-and-approaches"/></text:h>
      <text:p text:style-name="First_20_paragraph">While there has been a large body of research on the value and practice of game making for educational purposes, it is a dynamic landscape which has many areas which merit additional research.</text:p>
      <text:p text:style-name="Text_20_body">This study is novel in its approach of using a JavaScript game library in a code playground coding environment as a tool for novices .</text:p>
      <text:p text:style-name="Text_20_body">The process of sharing details of pedagogical practice for and audience of researchers and practitioners is complicated. As previously described, many game making studies mentioned also omit descriptions of pedagogies used. Illingworth’s review <text:reference-mark-start text:name="ZOTERO_ITEM CSL_CITATION {&quot;citationID&quot;:&quot;vqqnkjsu&quot;,&quot;properties&quot;:{&quot;formattedCitation&quot;:&quot;(Illingworth, 2017)&quot;,&quot;plainCitation&quot;:&quot;(Illingworth, 2017)&quot;,&quot;noteIndex&quot;:0},&quot;citationItems&quot;:[{&quot;id&quot;:9581,&quot;uris&quot;:[&quot;http://zotero.org/users/1913249/items/ZBN3I6KZ&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uffix&quot;:&quot;&quot;}],&quot;schema&quot;:&quot;https://github.com/citation-style-language/schema/raw/master/csl-citation.json&quot;} RNDBehzn2dcdt"/>(Illingworth, 2017)<text:reference-mark-end text:name="ZOTERO_ITEM CSL_CITATION {&quot;citationID&quot;:&quot;vqqnkjsu&quot;,&quot;properties&quot;:{&quot;formattedCitation&quot;:&quot;(Illingworth, 2017)&quot;,&quot;plainCitation&quot;:&quot;(Illingworth, 2017)&quot;,&quot;noteIndex&quot;:0},&quot;citationItems&quot;:[{&quot;id&quot;:9581,&quot;uris&quot;:[&quot;http://zotero.org/users/1913249/items/ZBN3I6KZ&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uffix&quot;:&quot;&quot;}],&quot;schema&quot;:&quot;https://github.com/citation-style-language/schema/raw/master/csl-citation.json&quot;} RNDBehzn2dcdt"/> of Kafai and Burke’s influential book on game making for learning <text:reference-mark-start text:name="ZOTERO_ITEM CSL_CITATION {&quot;citationID&quot;:&quot;ahgrweir&quot;,&quot;properties&quot;:{&quot;formattedCitation&quot;:&quot;(2016)&quot;,&quot;plainCitation&quot;:&quot;(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suppress-author&quot;:true,&quot;prefix&quot;:&quot;&quot;,&quot;suffix&quot;:&quot;&quot;}],&quot;schema&quot;:&quot;https://github.com/citation-style-language/schema/raw/master/csl-citation.json&quot;} RNDxfEVcv4uVC"/>(2016)<text:reference-mark-end text:name="ZOTERO_ITEM CSL_CITATION {&quot;citationID&quot;:&quot;ahgrweir&quot;,&quot;properties&quot;:{&quot;formattedCitation&quot;:&quot;(2016)&quot;,&quot;plainCitation&quot;:&quot;(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suppress-author&quot;:true,&quot;prefix&quot;:&quot;&quot;,&quot;suffix&quot;:&quot;&quot;}],&quot;schema&quot;:&quot;https://github.com/citation-style-language/schema/raw/master/csl-citation.json&quot;} RNDxfEVcv4uVC"/>, notes the lacks of specific details of the pedagogical approaches involved.</text:p>
      <text:p text:style-name="Text_20_body">Even when processes are described, results are often too abstract to be useful or easily understood by practitioners or too bound up with contextual factors to be replicable <text:reference-mark-start text:name="ZOTERO_ITEM CSL_CITATION {&quot;citationID&quot;:&quot;ekswotyg&quot;,&quot;properties&quot;:{&quot;formattedCitation&quot;:&quot;(Hoadley, 2002 CHECK)&quot;,&quot;plainCitation&quot;:&quot;(Hoadley, 2002 CHECK)&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 CHECK&quot;}],&quot;schema&quot;:&quot;https://github.com/citation-style-language/schema/raw/master/csl-citation.json&quot;} RNDLGcobfgaxD"/>(Hoadley, <text:soft-page-break/>2002 CHECK)<text:reference-mark-end text:name="ZOTERO_ITEM CSL_CITATION {&quot;citationID&quot;:&quot;ekswotyg&quot;,&quot;properties&quot;:{&quot;formattedCitation&quot;:&quot;(Hoadley, 2002 CHECK)&quot;,&quot;plainCitation&quot;:&quot;(Hoadley, 2002 CHECK)&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 CHECK&quot;}],&quot;schema&quot;:&quot;https://github.com/citation-style-language/schema/raw/master/csl-citation.json&quot;} RNDLGcobfgaxD"/>. This is a grand problem in education which this work cannot resolve, but can only seek to mitigate against. To this end, this study is guided by research processes which share, design heuristics in a format that is accessible by researchers and practitioners. An example of which is the work of Brennan and Silverman <text:reference-mark-start text:name="ZOTERO_ITEM CSL_CITATION {&quot;citationID&quot;:&quot;zyiwpqtu&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F2HNO7WKzB"/>(Resnick and Silverman, 2005)<text:reference-mark-end text:name="ZOTERO_ITEM CSL_CITATION {&quot;citationID&quot;:&quot;zyiwpqtu&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F2HNO7WKzB"/>, and Brennan and Petrich in tinkering studios. As a result, my research proposes as a design heuristic, the use of a collection of game design patterns. While some existing research on this approach exists <text:reference-mark-start text:name="ZOTERO_ITEM CSL_CITATION {&quot;citationID&quot;:&quot;ppqodpas&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QcaPbBVg6w"/>(Holopainen et al., 2007)<text:reference-mark-end text:name="ZOTERO_ITEM CSL_CITATION {&quot;citationID&quot;:&quot;ppqodpas&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QcaPbBVg6w"/>, this work contributes significantly to this area in the following ways: specifically by researching the use of a GDP collection by novice coders to make games using code, and through the an analysis of emerging pedagogical uses of gameplay design patterns which are explored in detail in chapter 5.</text:p>
      <text:p text:style-name="Text_20_body">The research process has created numerous practical outputs for practitioners in the form of free-software and educational materials created under an open-licence.</text:p>
      <text:h text:style-name="Heading_20_4" text:outline-level="4"><text:bookmark-start text:name="focus-on-community-building"/>Focus on community building<text:bookmark-end text:name="focus-on-community-building"/></text:h>
      <text:p text:style-name="First_20_paragraph">While the theme of collaborative pedagogies and social practices are well explore in literature on game making, the process of creating a game making community are under-represented. Few addressing an explicit intention to nurture a community of game makers or details how the process of community formation occurred. While this wider community formation is not the main focus of this study, it is a thread which is explored here through the lens of collective agency.</text:p>
      <text:h text:style-name="Heading_20_4" text:outline-level="4"><text:bookmark-start text:name="cultural-methodology-using-chat-360---really"/>Cultural methodology using CHAT &amp; 360 - really?<text:bookmark-end text:name="cultural-methodology-using-chat-360---really"/></text:h>
      <text:p text:style-name="First_20_paragraph">In order to capture and analyse this development I have used methods of data collection and analyse which I feel may be useful to share as a contribution to the field.</text:p>
      <text:p text:style-name="Text_20_body">Chapter 4 details the methodology of recording a dynamic picture of social and cultural interactions. Of particular novel interest may be the use of concurrent, side-by-side analysis of capture of what was happening on participants computer screens and 360 video recordings of the room interactions.</text:p>
      <text:p text:style-name="Text_20_body">Instead, this thesis is inspired to a larger extent by the work of CHAT researcher to examine community participation within an evolving culture that involves digital creation and coding. For an example of this genre of research we can examine the work of Cole and colleagues on the 5D project…</text:p>
      <text:p text:style-name="Text_20_body">This study addresses this in part with a detailed exploration on the learning design in Chapter 5 a design narrative and Chapter 7 which explores cultural elements of game making research.</text:p>
      <text:h text:style-name="Heading_20_3" text:outline-level="3"><text:bookmark-start text:name="limitations-of-this-thesis"/>Limitations of this thesis<text:bookmark-end text:name="limitations-of-this-thesis"/></text:h>
      <text:h text:style-name="Heading_20_4" text:outline-level="4"><text:bookmark-start text:name="application-of-resulting-pedagogy-to-other-domains"/>Application of resulting pedagogy to other domains<text:bookmark-end text:name="application-of-resulting-pedagogy-to-other-domains"/></text:h>
      <text:p text:style-name="First_20_paragraph">Th</text:p>
      <text:p text:style-name="Text_20_body"><text:soft-page-break/>I am cautions of making claims about transfer of knowledge of skills to other areas. Theories of situated learning view transmission of educational practice as a thorny problem as the process of learning is dependant on many contextual factors.</text:p>
      <text:p text:style-name="Text_20_body">To illustrate this The promise of computational thinking was in part based on such claims of transfer.</text:p>
      <text:p text:style-name="Text_20_body">But Guzdial shifted their views on this subject.</text:p>
      <text:p text:style-name="Text_20_body">Thus why would this study based on observations of one context be of use? Thoughts:<text:line-break/>- similar contexts exist - underlying treads may emerge which may transcend context</text:p>
      <text:h text:style-name="Heading_20_2" text:outline-level="2"><text:bookmark-start text:name="chapter-outline-of-the-study"/>6. Chapter outline of the study<text:bookmark-end text:name="chapter-outline-of-the-study"/></text:h>
      <text:p text:style-name="First_20_paragraph">This introduction has been structured around key contextual factors that have spurred this inquiry and which have emerged from observational research and integrating existing theoretical understandings in this area. It has also outlined a motivation to better understand my own experience as a facilitator of learners creating media and digital products in relation to existing research.</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 authenticity in project based approaches; nature of informal settings in particular home education; barriers to participation in digital making; pedagogies to create inclusive learning environments and to help young people learn computer coding. To follow I outline the theoretical framework and the key methodologies of this study. I explain how the design based research (DBR) aligns well with the aims of the research questions and the use of concepts from the socio cultural school and the leading approach of third generation activity theory (3GAT).</text:p>
      <text:p text:style-name="Text_20_body">Chapter 3 details the theoretical framework used. It starts with a summary of key concepts aligned with the theoretical framework to aid the analysis of data gathered. This include: the iterative and mutually created and emergent nature of the resources and processes that were created and adopted; identifying a unit of analysis; and transformative conceptions of agency.</text:p>
      <text:p text:style-name="Text_20_body"><text:soft-page-break/>Chapter 4 describes the methodology of the study. I outline the process of how data was gathered, processed and collected using screen capture and 360 cameras. I explore the challenge of gathering large amounts of research data and resulting prioritisation that resulted.</text:p>
      <text:p text:style-name="Text_20_body">Chapter 5 outlines the learning design that emerged from the research process.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ding practices by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use of inclusive pedagogical methods that helped participants become part of an emerging community of game makers. It explores the role of the design of games and the surrounding communities that build up around games to support an nurture the development of player identities. The process is shown to have beneficial effects in supporting the creative process. I explore the use of a process drama to draw on their existing knowledge and encourages them to put this into practice via a playful fictional scenario.</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study seeks to address questions about effective teaching the creative and technical skills needed by novices to create digital game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y key frameworks which contribute to understanding the study’s first research question. Chapter 2 also prepare the reader for a later exploration of how design-based research and third-generation activity theory are used in this study to answer the research questions.</text:p>
      <text:h text:style-name="Heading_20_2" text:outline-level="2"><text:bookmark-start text:name="holding-zone---drop-or-move"/><text:soft-page-break/>Holding Zone - Drop or Move<text:bookmark-end text:name="holding-zone---drop-or-move"/></text:h>
      <text:h text:style-name="Heading_20_2" text:outline-level="2"><text:bookmark-start text:name="links"/>Links<text:bookmark-end text:name="link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 - Games for a Read / Write world.</dc:title>
    <dc:description/>
    <dc:subject/>
    <meta:keyword/>
    <meta:initial-creator/>
    <dc:creator>Mick Chesterman</dc:creator>
    <meta:creation-date>2024-07-13T07:39:13Z</meta:creation-date>
    <dc:date>2024-07-13T08:40:07.090923282</dc:date>
    <meta:editing-duration>PT13S</meta:editing-duration>
    <meta:editing-cycles>1</meta:editing-cycles>
    <meta:document-statistic meta:table-count="0" meta:image-count="0" meta:object-count="0" meta:page-count="16" meta:paragraph-count="156" meta:word-count="6749" meta:character-count="44343" meta:non-whitespace-character-count="37788"/>
    <meta:user-defined meta:name="ZOTERO_PREF_1">&lt;data data-version="3" zotero-version="6.0.35"&gt;&lt;session id="prBCqXyk"/&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